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d7fe8" officeooo:paragraph-rsid="000d7fe8"/>
    </style:style>
    <style:style style:name="P2" style:family="paragraph" style:parent-style-name="Standard">
      <style:text-properties fo:language="en" fo:country="US" officeooo:rsid="000ed93a" officeooo:paragraph-rsid="000ed93a"/>
    </style:style>
    <style:style style:name="P3" style:family="paragraph" style:parent-style-name="Standard">
      <style:text-properties fo:language="en" fo:country="US" officeooo:rsid="0010dc14" officeooo:paragraph-rsid="0010dc14"/>
    </style:style>
    <style:style style:name="P4" style:family="paragraph" style:parent-style-name="Standard">
      <style:text-properties fo:language="en" fo:country="US" officeooo:rsid="0015c653" officeooo:paragraph-rsid="0015c653"/>
    </style:style>
    <style:style style:name="P5" style:family="paragraph" style:parent-style-name="Standard">
      <style:paragraph-properties fo:text-align="justify" style:justify-single-word="false"/>
      <style:text-properties fo:language="en" fo:country="US" officeooo:rsid="0015c653" officeooo:paragraph-rsid="0015c653"/>
    </style:style>
    <style:style style:name="P6" style:family="paragraph" style:parent-style-name="Standard">
      <style:text-properties fo:language="ru" fo:country="RU" officeooo:rsid="000ef9e5" officeooo:paragraph-rsid="000ef9e5"/>
    </style:style>
    <style:style style:name="P7" style:family="paragraph" style:parent-style-name="Standard">
      <style:text-properties fo:language="ru" fo:country="RU" officeooo:rsid="00128f75" officeooo:paragraph-rsid="00128f75"/>
    </style:style>
    <style:style style:name="P8" style:family="paragraph" style:parent-style-name="Standard" style:list-style-name="L1">
      <style:text-properties fo:language="ru" fo:country="RU" officeooo:rsid="000d7fe8" officeooo:paragraph-rsid="000d7fe8"/>
    </style:style>
    <style:style style:name="P9" style:family="paragraph" style:parent-style-name="Standard" style:list-style-name="L2">
      <style:text-properties fo:language="ru" fo:country="RU" officeooo:rsid="000ed93a" officeooo:paragraph-rsid="000ed93a"/>
    </style:style>
    <style:style style:name="P10" style:family="paragraph" style:parent-style-name="Standard" style:list-style-name="L2">
      <style:text-properties fo:language="ru" fo:country="RU" officeooo:rsid="0013c61a" officeooo:paragraph-rsid="0013c61a"/>
    </style:style>
    <style:style style:name="P11" style:family="paragraph" style:parent-style-name="Standard" style:list-style-name="L2">
      <style:text-properties fo:language="ru" fo:country="RU" officeooo:rsid="0015652d" officeooo:paragraph-rsid="0015652d"/>
    </style:style>
    <style:style style:name="P12" style:family="paragraph" style:parent-style-name="Standard" style:list-style-name="L3">
      <style:text-properties fo:language="ru" fo:country="RU" officeooo:rsid="0010dc14" officeooo:paragraph-rsid="0010dc14"/>
    </style:style>
    <style:style style:name="P13" style:family="paragraph" style:parent-style-name="Standard" style:list-style-name="L3">
      <style:text-properties fo:language="ru" fo:country="RU" officeooo:rsid="00128f75" officeooo:paragraph-rsid="00128f75"/>
    </style:style>
    <style:style style:name="P14" style:family="paragraph" style:parent-style-name="Standard" style:list-style-name="L3">
      <style:text-properties fo:language="ru" fo:country="RU" officeooo:rsid="00110ca3" officeooo:paragraph-rsid="00110ca3"/>
    </style:style>
    <style:style style:name="P15" style:family="paragraph" style:parent-style-name="Standard" style:list-style-name="L4">
      <style:text-properties fo:language="ru" fo:country="RU" officeooo:rsid="0015c653" officeooo:paragraph-rsid="0015c653"/>
    </style:style>
    <style:style style:name="P16" style:family="paragraph" style:parent-style-name="Standard" style:list-style-name="L5">
      <style:paragraph-properties fo:text-align="justify" style:justify-single-word="false"/>
      <style:text-properties fo:language="ru" fo:country="RU" officeooo:rsid="0015c653" officeooo:paragraph-rsid="0015c653"/>
    </style:style>
    <style:style style:name="P17" style:family="paragraph" style:parent-style-name="Standard" style:list-style-name="L5">
      <style:paragraph-properties fo:text-align="justify" style:justify-single-word="false"/>
      <style:text-properties fo:language="ru" fo:country="RU" officeooo:rsid="00179eef" officeooo:paragraph-rsid="00179eef"/>
    </style:style>
    <style:style style:name="P18" style:family="paragraph" style:parent-style-name="Standard" style:list-style-name="L5">
      <style:paragraph-properties fo:text-align="justify" style:justify-single-word="false"/>
      <style:text-properties fo:language="ru" fo:country="RU" officeooo:rsid="00180d74" officeooo:paragraph-rsid="00180d74"/>
    </style:style>
    <style:style style:name="P19" style:family="paragraph" style:parent-style-name="Standard" style:list-style-name="L3">
      <style:text-properties fo:language="en" fo:country="US" officeooo:rsid="00110ca3" officeooo:paragraph-rsid="00110ca3"/>
    </style:style>
    <style:style style:name="P20" style:family="paragraph" style:parent-style-name="Standard" style:list-style-name="L4">
      <style:text-properties fo:language="en" fo:country="US" officeooo:rsid="0015c653" officeooo:paragraph-rsid="0015c653"/>
    </style:style>
    <style:style style:name="P21" style:family="paragraph" style:parent-style-name="Standard" style:list-style-name="L4">
      <style:paragraph-properties fo:text-align="justify" style:justify-single-word="false"/>
      <style:text-properties fo:language="en" fo:country="US" officeooo:rsid="0015c653" officeooo:paragraph-rsid="0015c653"/>
    </style:style>
    <style:style style:name="P22" style:family="paragraph" style:parent-style-name="Standard" style:list-style-name="L5">
      <style:paragraph-properties fo:text-align="justify" style:justify-single-word="false"/>
      <style:text-properties fo:language="en" fo:country="US" officeooo:rsid="00179eef" officeooo:paragraph-rsid="00179eef"/>
    </style:style>
    <style:style style:name="P23" style:family="paragraph" style:parent-style-name="Standard">
      <style:paragraph-properties fo:text-align="justify" style:justify-single-word="false"/>
      <style:text-properties fo:language="en" fo:country="US" officeooo:rsid="00180d74" officeooo:paragraph-rsid="00180d74"/>
    </style:style>
    <style:style style:name="T1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b_sort:</text:p>
      <text:list xml:id="list25821322" text:style-name="L1">
        <text:list-item>
          <text:p text:style-name="P8">считать массив</text:p>
        </text:list-item>
        <text:list-item>
          <text:p text:style-name="P8">а = длина массива</text:p>
        </text:list-item>
        <text:list-item>
          <text:p text:style-name="P8"><text:span text:style-name="T1">j</text:span> = (а * 10) <text:span text:style-name="T1">div 13</text:span></text:p>
        </text:list-item>
        <text:list-item>
          <text:p text:style-name="P8">если а <text:span text:style-name="T1">&lt; 1 </text:span>то</text:p>
          <text:list>
            <text:list-item>
              <text:p text:style-name="P8"><text:span text:style-name="T1">j</text:span> = 0</text:p>
            </text:list-item>
          </text:list>
        </text:list-item>
        <text:list-item>
          <text:p text:style-name="P8">пока <text:span text:style-name="T1">j</text:span> больше нуля</text:p>
          <text:list>
            <text:list-item>
              <text:p text:style-name="P8">цикл для <text:span text:style-name="T1">i </text:span>от<text:span text:style-name="T1"> 0 </text:span>до <text:span text:style-name="T1">a – j</text:span></text:p>
              <text:list>
                <text:list-item>
                  <text:p text:style-name="P8">если массив<text:span text:style-name="T1">[i+j] &lt; [i] </text:span>то</text:p>
                  <text:list>
                    <text:list-item>
                      <text:p text:style-name="P8">поменять местами</text:p>
                    </text:list-item>
                  </text:list>
                </text:list-item>
              </text:list>
            </text:list-item>
            <text:list-item>
              <text:p text:style-name="P8">уменьшаю <text:span text:style-name="T1">j</text:span></text:p>
            </text:list-item>
          </text:list>
        </text:list-item>
      </text:list>
      <text:p text:style-name="P1"/>
      <text:p text:style-name="P1"/>
      <text:p text:style-name="P2">Patience_sort:</text:p>
      <text:list xml:id="list1059989629" text:style-name="L2">
        <text:list-item>
          <text:p text:style-name="P9">считать массив</text:p>
        </text:list-item>
        <text:list-item>
          <text:p text:style-name="P10">пока есть элементы массива</text:p>
          <text:list>
            <text:list-item>
              <text:p text:style-name="P10">берем крайний левый элемент</text:p>
            </text:list-item>
            <text:list-item>
              <text:p text:style-name="P10">ищем первую стопку слева, в которой вершина больше текущего элемента и кладем его туда</text:p>
            </text:list-item>
            <text:list-item>
              <text:p text:style-name="P10">если не находим, то</text:p>
              <text:list>
                <text:list-item>
                  <text:p text:style-name="P10">создаем новую стопку и кладем элемент на вершину</text:p>
                </text:list-item>
              </text:list>
            </text:list-item>
            <text:list-item>
              <text:p text:style-name="P10">для элемента создаем указатель на вершину стопки слева</text:p>
            </text:list-item>
          </text:list>
        </text:list-item>
        <text:list-item>
          <text:p text:style-name="P11">находим наибольшую возрастающую последовательность</text:p>
        </text:list-item>
      </text:list>
      <text:p text:style-name="P6"/>
      <text:p text:style-name="P6"/>
      <text:p text:style-name="P3">Barier_sort:</text:p>
      <text:list xml:id="list1301627873" text:style-name="L3">
        <text:list-item>
          <text:p text:style-name="P12">считать массив</text:p>
        </text:list-item>
        <text:list-item>
          <text:p text:style-name="P12">а = длина массива</text:p>
        </text:list-item>
        <text:list-item>
          <text:p text:style-name="P12">барьер = 0</text:p>
        </text:list-item>
        <text:list-item>
          <text:p text:style-name="P12">цикл для <text:span text:style-name="T1">i </text:span>от 1 до а</text:p>
          <text:list>
            <text:list-item>
              <text:p text:style-name="P12">если массив<text:span text:style-name="T1">[i-1]&gt;</text:span>массив<text:span text:style-name="T1">[i], </text:span>то</text:p>
              <text:list>
                <text:list-item>
                  <text:p text:style-name="P13">барьер = массив<text:span text:style-name="T1">[i]</text:span></text:p>
                </text:list-item>
                <text:list-item>
                  <text:p text:style-name="P19">j = i-1</text:p>
                </text:list-item>
                <text:list-item>
                  <text:p text:style-name="P14">пока массив<text:span text:style-name="T1">[j] &gt; </text:span>барьера</text:p>
                  <text:list>
                    <text:list-item>
                      <text:p text:style-name="P13">сдвигаем элемент вправо</text:p>
                    </text:list-item>
                    <text:list-item>
                      <text:p text:style-name="P13">уменьшаем <text:span text:style-name="T1">j</text:span></text:p>
                    </text:list-item>
                  </text:list>
                </text:list-item>
                <text:list-item>
                  <text:p text:style-name="P13">массив<text:span text:style-name="T1">[j+1] = </text:span>барьер</text:p>
                </text:list-item>
              </text:list>
            </text:list-item>
          </text:list>
        </text:list-item>
      </text:list>
      <text:p text:style-name="P7"/>
      <text:p text:style-name="P4">Gnome_sort:</text:p>
      <text:list xml:id="list3198404251" text:style-name="L4">
        <text:list-item>
          <text:p text:style-name="P15">считать массив</text:p>
        </text:list-item>
        <text:list-item>
          <text:p text:style-name="P15">а = длина массива</text:p>
        </text:list-item>
        <text:list-item>
          <text:p text:style-name="P20">i = 0</text:p>
        </text:list-item>
        <text:list-item>
          <text:p text:style-name="P15">пока <text:span text:style-name="T1">i &lt; </text:span>а-1</text:p>
          <text:list>
            <text:list-item>
              <text:p text:style-name="P15">если массив<text:span text:style-name="T1">[i] &gt; </text:span>массив<text:span text:style-name="T1">[i+1] </text:span>то</text:p>
              <text:list>
                <text:list-item>
                  <text:p text:style-name="P15">меняем местами</text:p>
                </text:list-item>
                <text:list-item>
                  <text:p text:style-name="P15">если <text:span text:style-name="T1">i &gt; 1 </text:span>то</text:p>
                  <text:list>
                    <text:list-item>
                      <text:p text:style-name="P20">i = i – 2</text:p>
                    </text:list-item>
                  </text:list>
                </text:list-item>
              </text:list>
            </text:list-item>
            <text:list-item>
              <text:p text:style-name="P21">i = i + 1</text:p>
            </text:list-item>
          </text:list>
        </text:list-item>
      </text:list>
      <text:p text:style-name="P5"/>
      <text:p text:style-name="P5">Radix_sort:</text:p>
      <text:list xml:id="list922707763" text:style-name="L5">
        <text:list-item>
          <text:p text:style-name="P16">считать массив</text:p>
        </text:list-item>
        <text:list-item>
          <text:p text:style-name="P16">а = длина массива</text:p>
        </text:list-item>
        <text:list-item>
          <text:p text:style-name="P22"><text:soft-page-break/>i = 0</text:p>
        </text:list-item>
        <text:list-item>
          <text:p text:style-name="P17">пока 10 ** <text:span text:style-name="T1">i &lt;</text:span>=<text:span text:style-name="T1"> </text:span>максимальный элемент массива</text:p>
          <text:list>
            <text:list-item>
              <text:p text:style-name="P18">разбиваем массив на подмассивы по цифрам</text:p>
            </text:list-item>
            <text:list-item>
              <text:p text:style-name="P18">собираем их в один в порядке возрастания цифр</text:p>
            </text:list-item>
            <text:list-item>
              <text:p text:style-name="P18">увеличиваем <text:span text:style-name="T1">i</text:span></text:p>
            </text:list-item>
          </text:list>
        </text:list-item>
      </text:list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21:39:50.931000000</meta:creation-date>
    <dc:date>2018-11-14T10:08:50.427000000</dc:date>
    <meta:editing-duration>PT10M29S</meta:editing-duration>
    <meta:editing-cycles>5</meta:editing-cycles>
    <meta:generator>LibreOffice/5.3.3.2$Windows_x86 LibreOffice_project/3d9a8b4b4e538a85e0782bd6c2d430bafe583448</meta:generator>
    <meta:document-statistic meta:table-count="0" meta:image-count="0" meta:object-count="0" meta:page-count="2" meta:paragraph-count="50" meta:word-count="244" meta:character-count="1084" meta:non-whitespace-character-count="933"/>
  </office:meta>
</office:document-meta>
</file>